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1">
      <style:table-cell-properties fo:background-color="transparent"/>
    </style:style>
    <style:style style:name="ce5" style:family="table-cell" style:parent-style-name="Default" style:data-style-name="N3">
      <style:table-cell-properties fo:background-color="transparent"/>
    </style:style>
    <style:style style:name="ce6" style:family="table-cell" style:parent-style-name="Default" style:data-style-name="N3">
      <style:table-cell-properties style:vertical-align="automatic" fo:background-color="transparent" style:repeat-content="false"/>
      <style:paragraph-properties fo:text-align="end" fo:margin-right="0cm"/>
    </style:style>
    <style:style style:name="ce7" style:family="table-cell" style:parent-style-name="Default" style:data-style-name="N3"/>
    <style:style style:name="ce8" style:family="table-cell" style:parent-style-name="Default" style:data-style-name="N0">
      <style:table-cell-properties fo:background-color="transparent"/>
    </style:style>
    <style:style style:name="co1" style:family="table-column">
      <style:table-column-properties fo:break-before="auto" style:column-width="0.899583333333333cm" style:use-optimal-column-width="true"/>
    </style:style>
    <style:style style:name="co2" style:family="table-column">
      <style:table-column-properties fo:break-before="auto" style:column-width="2.01083333333333cm"/>
    </style:style>
    <style:style style:name="co3" style:family="table-column">
      <style:table-column-properties fo:break-before="auto" style:column-width="11.2447916666667cm" style:use-optimal-column-width="true"/>
    </style:style>
    <style:style style:name="co4" style:family="table-column">
      <style:table-column-properties fo:break-before="auto" style:column-width="6.61458333333333cm" style:use-optimal-column-width="true"/>
    </style:style>
    <style:style style:name="co5" style:family="table-column">
      <style:table-column-properties fo:break-before="auto" style:column-width="3.20145833333333cm" style:use-optimal-column-width="true"/>
    </style:style>
    <style:style style:name="co6" style:family="table-column">
      <style:table-column-properties fo:break-before="auto" style:column-width="2.11666666666667cm" style:use-optimal-column-width="true"/>
    </style:style>
    <style:style style:name="co7" style:family="table-column">
      <style:table-column-properties fo:break-before="auto" style:column-width="2.24895833333333cm"/>
    </style:style>
    <style:style style:name="co8" style:family="table-column">
      <style:table-column-properties fo:break-before="auto" style:column-width="2.16958333333333cm"/>
    </style:style>
    <style:style style:name="co9" style:family="table-column">
      <style:table-column-properties fo:break-before="auto" style:column-width="2.143125cm"/>
    </style:style>
    <style:style style:name="co10" style:family="table-column">
      <style:table-column-properties fo:break-before="auto" style:column-width="2.27541666666667cm"/>
    </style:style>
    <style:style style:name="co11" style:family="table-column">
      <style:table-column-properties fo:break-before="auto" style:column-width="2.98979166666667cm"/>
    </style:style>
    <style:style style:name="co12" style:family="table-column">
      <style:table-column-properties fo:break-before="auto" style:column-width="2.38125cm"/>
    </style:style>
    <style:style style:name="co13" style:family="table-column">
      <style:table-column-properties fo:break-before="auto" style:column-width="2.80458333333333cm"/>
    </style:style>
    <style:style style:name="co14" style:family="table-column">
      <style:table-column-properties fo:break-before="auto" style:column-width="3.94229166666667cm"/>
    </style:style>
    <style:style style:name="co15" style:family="table-column">
      <style:table-column-properties fo:break-before="auto" style:column-width="3.28083333333333cm"/>
    </style:style>
    <style:style style:name="co16" style:family="table-column">
      <style:table-column-properties fo:break-before="auto" style:column-width="2.35479166666667cm"/>
    </style:style>
    <style:style style:name="co17" style:family="table-column">
      <style:table-column-properties fo:break-before="auto" style:column-width="2.48708333333333cm"/>
    </style:style>
    <style:style style:name="co18" style:family="table-column">
      <style:table-column-properties fo:break-before="auto" style:column-width="2.59291666666667cm"/>
    </style:style>
    <style:style style:name="co19" style:family="table-column">
      <style:table-column-properties fo:break-before="auto" style:column-width="2.56645833333333cm"/>
    </style:style>
    <style:style style:name="co20" style:family="table-column">
      <style:table-column-properties fo:break-before="auto" style:column-width="2.01083333333333cm" style:use-optimal-column-width="true"/>
    </style:style>
    <style:style style:name="co21" style:family="table-column">
      <style:table-column-properties fo:break-before="auto" style:column-width="2.460625cm"/>
    </style:style>
    <style:style style:name="co22" style:family="table-column">
      <style:table-column-properties fo:break-before="auto" style:column-width="2.67229166666667cm"/>
    </style:style>
    <style:style style:name="co23" style:family="table-column">
      <style:table-column-properties fo:break-before="auto" style:column-width="2.03729166666667cm"/>
    </style:style>
    <style:style style:name="co24" style:family="table-column">
      <style:table-column-properties fo:break-before="auto" style:column-width="1.79916666666667cm"/>
    </style:style>
    <style:style style:name="ro1" style:family="table-row">
      <style:table-row-properties style:row-height="84.6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July_2025"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6" table:default-cell-style-name="ce8"/>
        <table:table-column table:style-name="co9"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10" table:default-cell-style-name="ce8"/>
        <table:table-column table:style-name="co11" table:default-cell-style-name="ce8"/>
        <table:table-column table:style-name="co6" table:default-cell-style-name="ce8"/>
        <table:table-column table:style-name="co12" table:number-columns-repeated="2" table:default-cell-style-name="ce8"/>
        <table:table-column table:style-name="co13" table:default-cell-style-name="ce8"/>
        <table:table-column table:style-name="co14" table:default-cell-style-name="ce8"/>
        <table:table-column table:style-name="co15" table:default-cell-style-name="ce8"/>
        <table:table-column table:style-name="co16" table:default-cell-style-name="ce8"/>
        <table:table-column table:style-name="co11" table:default-cell-style-name="ce8"/>
        <table:table-column table:style-name="co13" table:default-cell-style-name="ce8"/>
        <table:table-column table:style-name="co11" table:default-cell-style-name="ce8"/>
        <table:table-column table:style-name="co17" table:default-cell-style-name="ce8"/>
        <table:table-column table:style-name="co18" table:default-cell-style-name="ce8"/>
        <table:table-column table:style-name="co19" table:default-cell-style-name="ce8"/>
        <table:table-column table:style-name="co6" table:default-cell-style-name="ce8"/>
        <table:table-column table:style-name="co20" table:default-cell-style-name="ce8"/>
        <table:table-column table:style-name="co21" table:default-cell-style-name="ce8"/>
        <table:table-column table:style-name="co20" table:default-cell-style-name="ce8"/>
        <table:table-column table:style-name="co19" table:default-cell-style-name="ce8"/>
        <table:table-column table:style-name="co11" table:default-cell-style-name="ce8"/>
        <table:table-column table:style-name="co6" table:default-cell-style-name="ce8"/>
        <table:table-column table:style-name="co22" table:default-cell-style-name="ce1"/>
        <table:table-column table:style-name="co7" table:default-cell-style-name="ce1"/>
        <table:table-column table:style-name="co23" table:default-cell-style-name="ce1"/>
        <table:table-column table:style-name="co22" table:default-cell-style-name="ce1"/>
        <table:table-column table:style-name="co24" table:number-columns-repeated="16343" table:default-cell-style-name="ce1"/>
        <table:table-row table:style-name="ro1">
          <table:table-cell office:value-type="string" table:style-name="ce2">
            <text:p>Year</text:p>
          </table:table-cell>
          <table:table-cell office:value-type="string" table:style-name="ce2">
            <text:p>Month</text:p>
          </table:table-cell>
          <table:table-cell office:value-type="string" table:style-name="ce2">
            <text:p>Organisation name</text:p>
          </table:table-cell>
          <table:table-cell office:value-type="string" table:style-name="ce2">
            <text:p>Organisation type</text:p>
          </table:table-cell>
          <table:table-cell office:value-type="string" table:style-name="ce2">
            <text:p>Main, parent or sponsoring department:</text:p>
          </table:table-cell>
          <table:table-cell office:value-type="string" table:style-name="ce2">
            <text:p>Payroll staff;</text:p>
            <text:p>AO/AA;</text:p>
            <text:p>Headcount</text:p>
          </table:table-cell>
          <table:table-cell office:value-type="string" table:style-name="ce2">
            <text:p>Payroll staff;</text:p>
            <text:p>AO/AA;</text:p>
            <text:p>Full-time equivalent</text:p>
          </table:table-cell>
          <table:table-cell office:value-type="string" table:style-name="ce2">
            <text:p>Payroll staff;</text:p>
            <text:p>EO;</text:p>
            <text:p>Headcount</text:p>
          </table:table-cell>
          <table:table-cell office:value-type="string" table:style-name="ce2">
            <text:p>Payroll staff;</text:p>
            <text:p>EO;</text:p>
            <text:p>Full-time equivalent</text:p>
          </table:table-cell>
          <table:table-cell office:value-type="string" table:style-name="ce2">
            <text:p>Payroll staff;</text:p>
            <text:p>SEO/HEO;</text:p>
            <text:p>Headcount</text:p>
          </table:table-cell>
          <table:table-cell office:value-type="string" table:style-name="ce2">
            <text:p>Payroll staff;</text:p>
            <text:p>SEO/HEO;</text:p>
            <text:p>Full-time equivalent</text:p>
          </table:table-cell>
          <table:table-cell office:value-type="string" table:style-name="ce2">
            <text:p>Payroll staff;</text:p>
            <text:p>Grade 6/7;</text:p>
            <text:p>Headcount</text:p>
          </table:table-cell>
          <table:table-cell office:value-type="string" table:style-name="ce2">
            <text:p>Payroll staff;</text:p>
            <text:p>Grade 6/7;</text:p>
            <text:p>Full-time equivalent</text:p>
          </table:table-cell>
          <table:table-cell office:value-type="string" table:style-name="ce2">
            <text:p>Payroll staff;</text:p>
            <text:p>SCS;</text:p>
            <text:p>Headcount</text:p>
          </table:table-cell>
          <table:table-cell office:value-type="string" table:style-name="ce2">
            <text:p>Payroll staff;</text:p>
            <text:p>SCS;</text:p>
            <text:p>Full-time equivalent</text:p>
          </table:table-cell>
          <table:table-cell office:value-type="string" table:style-name="ce2">
            <text:p>Payroll staff;</text:p>
            <text:p>Other, unknown, unspecified;</text:p>
            <text:p>Headcount</text:p>
          </table:table-cell>
          <table:table-cell office:value-type="string" table:style-name="ce2">
            <text:p>Payroll staff;</text:p>
            <text:p>Other, unknown, unspecified;</text:p>
            <text:p>Full-time equivalent</text:p>
          </table:table-cell>
          <table:table-cell office:value-type="string" table:style-name="ce2">
            <text:p>Payroll staff;</text:p>
            <text:p>Total;</text:p>
            <text:p>Headcount</text:p>
          </table:table-cell>
          <table:table-cell office:value-type="string" table:style-name="ce2">
            <text:p>Payroll staff;</text:p>
            <text:p>Total;</text:p>
            <text:p>Full-time equivalent</text:p>
          </table:table-cell>
          <table:table-cell office:value-type="string" table:style-name="ce2">
            <text:p>Non-payroll staff;</text:p>
            <text:p>Admin and Clerical;</text:p>
            <text:p>Headcount</text:p>
          </table:table-cell>
          <table:table-cell office:value-type="string" table:style-name="ce2">
            <text:p>Non-payroll staff;</text:p>
            <text:p>Admin and Clerical;</text:p>
            <text:p>Full-time equivalent</text:p>
          </table:table-cell>
          <table:table-cell office:value-type="string" table:style-name="ce2">
            <text:p>Non-payroll staff;</text:p>
            <text:p>Interim Managers &amp; Specialist Contractors &amp; Medical;</text:p>
            <text:p>Headcount</text:p>
          </table:table-cell>
          <table:table-cell office:value-type="string" table:style-name="ce2">
            <text:p>Non-payroll staff;</text:p>
            <text:p>Interim Managers &amp; Specialist Contractors &amp; Medical;</text:p>
            <text:p>Full-time equivalent</text:p>
          </table:table-cell>
          <table:table-cell office:value-type="string" table:style-name="ce2">
            <text:p>Non-payroll staff;</text:p>
            <text:p>Other Contingent labour;</text:p>
            <text:p>Headcount</text:p>
          </table:table-cell>
          <table:table-cell office:value-type="string" table:style-name="ce2">
            <text:p>Non-payroll staff;</text:p>
            <text:p>Other Contingent labour;</text:p>
            <text:p>Full-time equivalent</text:p>
          </table:table-cell>
          <table:table-cell office:value-type="string" table:style-name="ce2">
            <text:p>Non-payroll staff;</text:p>
            <text:p>Total Contingent labour:</text:p>
            <text:p>Headcount</text:p>
          </table:table-cell>
          <table:table-cell office:value-type="string" table:style-name="ce2">
            <text:p>Non-payroll staff;</text:p>
            <text:p>Total Contingent labour:</text:p>
            <text:p>Full-time equivalent</text:p>
          </table:table-cell>
          <table:table-cell office:value-type="string" table:style-name="ce2">
            <text:p>Non-payroll staff;</text:p>
            <text:p>Consultancy;</text:p>
            <text:p>Number of Contracts</text:p>
          </table:table-cell>
          <table:table-cell office:value-type="string" table:style-name="ce2">
            <text:p>Grand Total (workforce numbers);</text:p>
            <text:p>Headcount</text:p>
          </table:table-cell>
          <table:table-cell office:value-type="string" table:style-name="ce2">
            <text:p>Grand Total (workforce numbers);</text:p>
            <text:p>Full-time equivalent</text:p>
          </table:table-cell>
          <table:table-cell office:value-type="string" table:style-name="ce2">
            <text:p>Payroll staff costs;</text:p>
            <text:p>Salary</text:p>
          </table:table-cell>
          <table:table-cell office:value-type="string" table:style-name="ce2">
            <text:p>Payroll staff costs;</text:p>
            <text:p>Allowances</text:p>
          </table:table-cell>
          <table:table-cell office:value-type="string" table:style-name="ce2">
            <text:p>Payroll staff costs;</text:p>
            <text:p>Non-consolidated performance payments</text:p>
          </table:table-cell>
          <table:table-cell office:value-type="string" table:style-name="ce2">
            <text:p>Payroll staff costs;</text:p>
            <text:p>Overtime</text:p>
          </table:table-cell>
          <table:table-cell office:value-type="string" table:style-name="ce2">
            <text:p>Payroll staff costs;</text:p>
            <text:p>Employer pension contributions</text:p>
          </table:table-cell>
          <table:table-cell office:value-type="string" table:style-name="ce2">
            <text:p>Payroll staff costs;</text:p>
            <text:p>Employer national insurance contributions</text:p>
          </table:table-cell>
          <table:table-cell office:value-type="string" table:style-name="ce2">
            <text:p>Payroll staff costs;</text:p>
            <text:p>Total paybill</text:p>
          </table:table-cell>
          <table:table-cell office:value-type="string" table:style-name="ce3">
            <text:p>Non-Payroll staff costs;</text:p>
            <text:p>Contingent labour</text:p>
          </table:table-cell>
          <table:table-cell office:value-type="string" table:style-name="ce3">
            <text:p>Non-Payroll staff costs;</text:p>
            <text:p>Consultancy</text:p>
          </table:table-cell>
          <table:table-cell office:value-type="string" table:style-name="ce3">
            <text:p>Non-Payroll staff costs;</text:p>
            <text:p>Total staff costs</text:p>
          </table:table-cell>
          <table:table-cell office:value-type="string" table:style-name="ce3">
            <text:p>Grand Total paybill/staffing (payroll and non-payroll) costs</text:p>
          </table:table-cell>
          <table:table-cell table:number-columns-repeated="16343" table:style-name="ce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Ministry of Justice</text:p>
          </table:table-cell>
          <table:table-cell office:value-type="string" table:style-name="ce5">
            <text:p>Ministerial Department</text:p>
          </table:table-cell>
          <table:table-cell office:value-type="string" table:style-name="ce5">
            <text:p>Ministry of Justice</text:p>
          </table:table-cell>
          <table:table-cell office:value-type="float" office:value="323" table:style-name="ce5">
            <text:p>323</text:p>
          </table:table-cell>
          <table:table-cell office:value-type="float" office:value="308.53866000000005" table:style-name="ce5">
            <text:p>309</text:p>
          </table:table-cell>
          <table:table-cell office:value-type="float" office:value="751" table:style-name="ce5">
            <text:p>751</text:p>
          </table:table-cell>
          <table:table-cell office:value-type="float" office:value="727.69524000000001" table:style-name="ce5">
            <text:p>728</text:p>
          </table:table-cell>
          <table:table-cell office:value-type="float" office:value="4256" table:style-name="ce5">
            <text:p>4,256</text:p>
          </table:table-cell>
          <table:table-cell office:value-type="float" office:value="4146.8670299999976" table:style-name="ce5">
            <text:p>4,147</text:p>
          </table:table-cell>
          <table:table-cell office:value-type="float" office:value="2746" table:style-name="ce5">
            <text:p>2,746</text:p>
          </table:table-cell>
          <table:table-cell office:value-type="float" office:value="2686.3674599999995" table:style-name="ce5">
            <text:p>2,686</text:p>
          </table:table-cell>
          <table:table-cell office:value-type="float" office:value="182" table:style-name="ce5">
            <text:p>182</text:p>
          </table:table-cell>
          <table:table-cell office:value-type="float" office:value="177.15651000000003" table:style-name="ce5">
            <text:p>177</text:p>
          </table:table-cell>
          <table:table-cell office:value-type="float" office:value="28" table:style-name="ce5">
            <text:p>28</text:p>
          </table:table-cell>
          <table:table-cell office:value-type="float" office:value="26.85811" table:style-name="ce5">
            <text:p>27</text:p>
          </table:table-cell>
          <table:table-cell office:value-type="float" office:value="8286" table:style-name="ce5">
            <text:p>8,286</text:p>
          </table:table-cell>
          <table:table-cell office:value-type="float" office:value="8073.4830099999972" table:style-name="ce5">
            <text:p>8,073</text:p>
          </table:table-cell>
          <table:table-cell office:value-type="string" table:style-name="ce6">
            <text:p>-</text:p>
          </table:table-cell>
          <table:table-cell office:value-type="float" office:value="92.11450771729227" table:style-name="ce5">
            <text:p>92</text:p>
          </table:table-cell>
          <table:table-cell office:value-type="string" table:style-name="ce6">
            <text:p>-</text:p>
          </table:table-cell>
          <table:table-cell office:value-type="float" office:value="306.8909677420001" table:style-name="ce5">
            <text:p>307</text:p>
          </table:table-cell>
          <table:table-cell office:value-type="string" table:style-name="ce6">
            <text:p>-</text:p>
          </table:table-cell>
          <table:table-cell office:value-type="float" office:value="1.1000000000000001" table:style-name="ce5">
            <text:p>1</text:p>
          </table:table-cell>
          <table:table-cell office:value-type="string" table:style-name="ce6">
            <text:p>-</text:p>
          </table:table-cell>
          <table:table-cell office:value-type="float" office:value="400.10547545929239" table:style-name="ce5">
            <text:p>400</text:p>
          </table:table-cell>
          <table:table-cell office:value-type="string" table:style-name="ce6">
            <text:p>-</text:p>
          </table:table-cell>
          <table:table-cell office:value-type="string" table:style-name="ce6">
            <text:p>-</text:p>
          </table:table-cell>
          <table:table-cell office:value-type="float" office:value="8473.5884854592896" table:style-name="ce5">
            <text:p>8,474</text:p>
          </table:table-cell>
          <table:table-cell office:value-type="float" office:value="30606808.539999999" table:style-name="ce5">
            <text:p>30,606,809</text:p>
          </table:table-cell>
          <table:table-cell office:value-type="float" office:value="1161602.94" table:style-name="ce5">
            <text:p>1,161,603</text:p>
          </table:table-cell>
          <table:table-cell office:value-type="float" office:value="1359777.52" table:style-name="ce5">
            <text:p>1,359,778</text:p>
          </table:table-cell>
          <table:table-cell office:value-type="float" office:value="105737.98999999999" table:style-name="ce5">
            <text:p>105,738</text:p>
          </table:table-cell>
          <table:table-cell office:value-type="float" office:value="9778568.7199999988" table:style-name="ce5">
            <text:p>9,778,569</text:p>
          </table:table-cell>
          <table:table-cell office:value-type="float" office:value="4892329.2399999993" table:style-name="ce5">
            <text:p>4,892,329</text:p>
          </table:table-cell>
          <table:table-cell office:value-type="float" office:value="47904824.949999996" table:style-name="ce5">
            <text:p>47,904,825</text:p>
          </table:table-cell>
          <table:table-cell office:value-type="float" office:value="4065019.8" table:style-name="ce7">
            <text:p>4,065,020</text:p>
          </table:table-cell>
          <table:table-cell office:value-type="float" office:value="-1216921.2899999998" table:style-name="ce7">
            <text:p>-1,216,921</text:p>
          </table:table-cell>
          <table:table-cell office:value-type="float" office:value="2848098.51" table:style-name="ce7">
            <text:p>2,848,099</text:p>
          </table:table-cell>
          <table:table-cell office:value-type="float" office:value="50752923.459999993" table:style-name="ce7">
            <text:p>50,752,923</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Criminal Injuries Compensation Authority</text:p>
          </table:table-cell>
          <table:table-cell office:value-type="string" table:style-name="ce5">
            <text:p>Executive Agency</text:p>
          </table:table-cell>
          <table:table-cell office:value-type="string" table:style-name="ce5">
            <text:p>Ministry of Justice</text:p>
          </table:table-cell>
          <table:table-cell office:value-type="float" office:value="117" table:style-name="ce5">
            <text:p>117</text:p>
          </table:table-cell>
          <table:table-cell office:value-type="float" office:value="104.41221000000002" table:style-name="ce5">
            <text:p>104</text:p>
          </table:table-cell>
          <table:table-cell office:value-type="float" office:value="108" table:style-name="ce5">
            <text:p>108</text:p>
          </table:table-cell>
          <table:table-cell office:value-type="float" office:value="100.36757" table:style-name="ce5">
            <text:p>100</text:p>
          </table:table-cell>
          <table:table-cell office:value-type="float" office:value="102" table:style-name="ce5">
            <text:p>102</text:p>
          </table:table-cell>
          <table:table-cell office:value-type="float" office:value="97.564870000000013" table:style-name="ce5">
            <text:p>98</text:p>
          </table:table-cell>
          <table:table-cell office:value-type="float" office:value="11" table:style-name="ce5">
            <text:p>11</text:p>
          </table:table-cell>
          <table:table-cell office:value-type="float" office:value="9.7972900000000003" table:style-name="ce5">
            <text:p>1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339" table:style-name="ce5">
            <text:p>339</text:p>
          </table:table-cell>
          <table:table-cell office:value-type="float" office:value="313.14193999999998" table:style-name="ce5">
            <text:p>31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string" table:style-name="ce6">
            <text:p>-</text:p>
          </table:table-cell>
          <table:table-cell office:value-type="float" office:value="313.14193999999998" table:style-name="ce5">
            <text:p>313</text:p>
          </table:table-cell>
          <table:table-cell office:value-type="float" office:value="784099.63000000012" table:style-name="ce5">
            <text:p>784,100</text:p>
          </table:table-cell>
          <table:table-cell office:value-type="float" office:value="7109.1399999999994" table:style-name="ce5">
            <text:p>7,109</text:p>
          </table:table-cell>
          <table:table-cell office:value-type="float" office:value="42814.090000000004" table:style-name="ce5">
            <text:p>42,814</text:p>
          </table:table-cell>
          <table:table-cell office:value-type="float" office:value="14755.900000000001" table:style-name="ce5">
            <text:p>14,756</text:p>
          </table:table-cell>
          <table:table-cell office:value-type="float" office:value="229328.43" table:style-name="ce5">
            <text:p>229,328</text:p>
          </table:table-cell>
          <table:table-cell office:value-type="float" office:value="100379.73" table:style-name="ce5">
            <text:p>100,380</text:p>
          </table:table-cell>
          <table:table-cell office:value-type="float" office:value="1178486.9200000002" table:style-name="ce5">
            <text:p>1,178,48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178486.9200000002" table:style-name="ce7">
            <text:p>1,178,487</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HM Courts and Tribunals Service</text:p>
          </table:table-cell>
          <table:table-cell office:value-type="string" table:style-name="ce5">
            <text:p>Executive Agency</text:p>
          </table:table-cell>
          <table:table-cell office:value-type="string" table:style-name="ce5">
            <text:p>Ministry of Justice</text:p>
          </table:table-cell>
          <table:table-cell office:value-type="float" office:value="9141" table:style-name="ce5">
            <text:p>9,141</text:p>
          </table:table-cell>
          <table:table-cell office:value-type="float" office:value="7966.1791000001022" table:style-name="ce5">
            <text:p>7,966</text:p>
          </table:table-cell>
          <table:table-cell office:value-type="float" office:value="2857" table:style-name="ce5">
            <text:p>2,857</text:p>
          </table:table-cell>
          <table:table-cell office:value-type="float" office:value="2694.7025799999938" table:style-name="ce5">
            <text:p>2,695</text:p>
          </table:table-cell>
          <table:table-cell office:value-type="float" office:value="3123" table:style-name="ce5">
            <text:p>3,123</text:p>
          </table:table-cell>
          <table:table-cell office:value-type="float" office:value="2962.0689299999908" table:style-name="ce5">
            <text:p>2,962</text:p>
          </table:table-cell>
          <table:table-cell office:value-type="float" office:value="844" table:style-name="ce5">
            <text:p>844</text:p>
          </table:table-cell>
          <table:table-cell office:value-type="float" office:value="820.14133000000004" table:style-name="ce5">
            <text:p>820</text:p>
          </table:table-cell>
          <table:table-cell office:value-type="float" office:value="62" table:style-name="ce5">
            <text:p>62</text:p>
          </table:table-cell>
          <table:table-cell office:value-type="float" office:value="61.9" table:style-name="ce5">
            <text:p>62</text:p>
          </table:table-cell>
          <table:table-cell office:value-type="float" office:value="0" table:style-name="ce5">
            <text:p>0</text:p>
          </table:table-cell>
          <table:table-cell office:value-type="float" office:value="0" table:style-name="ce5">
            <text:p>0</text:p>
          </table:table-cell>
          <table:table-cell office:value-type="float" office:value="16027" table:style-name="ce5">
            <text:p>16,027</text:p>
          </table:table-cell>
          <table:table-cell office:value-type="float" office:value="14504.991940000087" table:style-name="ce5">
            <text:p>14,505</text:p>
          </table:table-cell>
          <table:table-cell office:value-type="string" table:style-name="ce6">
            <text:p>-</text:p>
          </table:table-cell>
          <table:table-cell office:value-type="float" office:value="1818.0300000000004" table:style-name="ce5">
            <text:p>1,818</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818.0300000000004" table:style-name="ce5">
            <text:p>1,818</text:p>
          </table:table-cell>
          <table:table-cell office:value-type="string" table:style-name="ce6">
            <text:p>-</text:p>
          </table:table-cell>
          <table:table-cell office:value-type="string" table:style-name="ce6">
            <text:p>-</text:p>
          </table:table-cell>
          <table:table-cell office:value-type="float" office:value="16323.021940000088" table:style-name="ce5">
            <text:p>16,323</text:p>
          </table:table-cell>
          <table:table-cell office:value-type="float" office:value="37738818.129999988" table:style-name="ce5">
            <text:p>37,738,818</text:p>
          </table:table-cell>
          <table:table-cell office:value-type="float" office:value="674203.05999999982" table:style-name="ce5">
            <text:p>674,203</text:p>
          </table:table-cell>
          <table:table-cell office:value-type="float" office:value="1445522.08" table:style-name="ce5">
            <text:p>1,445,522</text:p>
          </table:table-cell>
          <table:table-cell office:value-type="float" office:value="777442.12999999989" table:style-name="ce5">
            <text:p>777,442</text:p>
          </table:table-cell>
          <table:table-cell office:value-type="float" office:value="10976781.539999999" table:style-name="ce5">
            <text:p>10,976,782</text:p>
          </table:table-cell>
          <table:table-cell office:value-type="float" office:value="5150858.91" table:style-name="ce5">
            <text:p>5,150,859</text:p>
          </table:table-cell>
          <table:table-cell office:value-type="float" office:value="56763625.849999994" table:style-name="ce5">
            <text:p>56,763,626</text:p>
          </table:table-cell>
          <table:table-cell office:value-type="float" office:value="8385665.0499999998" table:style-name="ce7">
            <text:p>8,385,665</text:p>
          </table:table-cell>
          <table:table-cell office:value-type="float" office:value="0" table:style-name="ce7">
            <text:p>0</text:p>
          </table:table-cell>
          <table:table-cell office:value-type="float" office:value="8385665.0499999998" table:style-name="ce7">
            <text:p>8,385,665</text:p>
          </table:table-cell>
          <table:table-cell office:value-type="float" office:value="65149290.899999991" table:style-name="ce7">
            <text:p>65,149,291</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Legal Aid Agency</text:p>
          </table:table-cell>
          <table:table-cell office:value-type="string" table:style-name="ce5">
            <text:p>Executive Agency</text:p>
          </table:table-cell>
          <table:table-cell office:value-type="string" table:style-name="ce5">
            <text:p>Ministry of Justice</text:p>
          </table:table-cell>
          <table:table-cell office:value-type="float" office:value="449" table:style-name="ce5">
            <text:p>449</text:p>
          </table:table-cell>
          <table:table-cell office:value-type="float" office:value="400.36271000000011" table:style-name="ce5">
            <text:p>400</text:p>
          </table:table-cell>
          <table:table-cell office:value-type="float" office:value="406" table:style-name="ce5">
            <text:p>406</text:p>
          </table:table-cell>
          <table:table-cell office:value-type="float" office:value="374.10846000000015" table:style-name="ce5">
            <text:p>374</text:p>
          </table:table-cell>
          <table:table-cell office:value-type="float" office:value="360" table:style-name="ce5">
            <text:p>360</text:p>
          </table:table-cell>
          <table:table-cell office:value-type="float" office:value="344.63138000000021" table:style-name="ce5">
            <text:p>345</text:p>
          </table:table-cell>
          <table:table-cell office:value-type="float" office:value="95" table:style-name="ce5">
            <text:p>95</text:p>
          </table:table-cell>
          <table:table-cell office:value-type="float" office:value="94.000010000000003" table:style-name="ce5">
            <text:p>94</text:p>
          </table:table-cell>
          <table:table-cell office:value-type="float" office:value="10" table:style-name="ce5">
            <text:p>10</text:p>
          </table:table-cell>
          <table:table-cell office:value-type="float" office:value="9.3153199999999998" table:style-name="ce5">
            <text:p>9</text:p>
          </table:table-cell>
          <table:table-cell office:value-type="float" office:value="0" table:style-name="ce5">
            <text:p>0</text:p>
          </table:table-cell>
          <table:table-cell office:value-type="float" office:value="0" table:style-name="ce5">
            <text:p>0</text:p>
          </table:table-cell>
          <table:table-cell office:value-type="float" office:value="1320" table:style-name="ce5">
            <text:p>1,320</text:p>
          </table:table-cell>
          <table:table-cell office:value-type="float" office:value="1222.4178800000004" table:style-name="ce5">
            <text:p>1,222</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string" table:style-name="ce6">
            <text:p>-</text:p>
          </table:table-cell>
          <table:table-cell office:value-type="float" office:value="1222.4178800000004" table:style-name="ce5">
            <text:p>1,222</text:p>
          </table:table-cell>
          <table:table-cell office:value-type="float" office:value="4270753.67" table:style-name="ce5">
            <text:p>4,270,754</text:p>
          </table:table-cell>
          <table:table-cell office:value-type="float" office:value="82727.45" table:style-name="ce5">
            <text:p>82,727</text:p>
          </table:table-cell>
          <table:table-cell office:value-type="float" office:value="98233.55" table:style-name="ce5">
            <text:p>98,234</text:p>
          </table:table-cell>
          <table:table-cell office:value-type="float" office:value="48095.94" table:style-name="ce5">
            <text:p>48,096</text:p>
          </table:table-cell>
          <table:table-cell office:value-type="float" office:value="1078931.8199999998" table:style-name="ce5">
            <text:p>1,078,932</text:p>
          </table:table-cell>
          <table:table-cell office:value-type="float" office:value="535422.36" table:style-name="ce5">
            <text:p>535,422</text:p>
          </table:table-cell>
          <table:table-cell office:value-type="float" office:value="6114164.79" table:style-name="ce5">
            <text:p>6,114,165</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6114164.79" table:style-name="ce7">
            <text:p>6,114,165</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HM Prison and Probation Service</text:p>
          </table:table-cell>
          <table:table-cell office:value-type="string" table:style-name="ce5">
            <text:p>Executive Agency</text:p>
          </table:table-cell>
          <table:table-cell office:value-type="string" table:style-name="ce5">
            <text:p>Ministry of Justice</text:p>
          </table:table-cell>
          <table:table-cell office:value-type="float" office:value="29405" table:style-name="ce5">
            <text:p>29,405</text:p>
          </table:table-cell>
          <table:table-cell office:value-type="float" office:value="27685.044630000139" table:style-name="ce5">
            <text:p>27,685</text:p>
          </table:table-cell>
          <table:table-cell office:value-type="float" office:value="7593" table:style-name="ce5">
            <text:p>7,593</text:p>
          </table:table-cell>
          <table:table-cell office:value-type="float" office:value="7224.4713000000565" table:style-name="ce5">
            <text:p>7,224</text:p>
          </table:table-cell>
          <table:table-cell office:value-type="float" office:value="7829" table:style-name="ce5">
            <text:p>7,829</text:p>
          </table:table-cell>
          <table:table-cell office:value-type="float" office:value="7448.1747900000291" table:style-name="ce5">
            <text:p>7,448</text:p>
          </table:table-cell>
          <table:table-cell office:value-type="float" office:value="940" table:style-name="ce5">
            <text:p>940</text:p>
          </table:table-cell>
          <table:table-cell office:value-type="float" office:value="921.64719000000025" table:style-name="ce5">
            <text:p>922</text:p>
          </table:table-cell>
          <table:table-cell office:value-type="float" office:value="56" table:style-name="ce5">
            <text:p>56</text:p>
          </table:table-cell>
          <table:table-cell office:value-type="float" office:value="54.810810000000004" table:style-name="ce5">
            <text:p>55</text:p>
          </table:table-cell>
          <table:table-cell office:value-type="float" office:value="22801" table:style-name="ce5">
            <text:p>22,801</text:p>
          </table:table-cell>
          <table:table-cell office:value-type="float" office:value="21144.900999999976" table:style-name="ce5">
            <text:p>21,145</text:p>
          </table:table-cell>
          <table:table-cell office:value-type="float" office:value="68624" table:style-name="ce5">
            <text:p>68,624</text:p>
          </table:table-cell>
          <table:table-cell office:value-type="float" office:value="64479.049720000206" table:style-name="ce5">
            <text:p>64,479</text:p>
          </table:table-cell>
          <table:table-cell office:value-type="string" table:style-name="ce6">
            <text:p>-</text:p>
          </table:table-cell>
          <table:table-cell office:value-type="float" office:value="814.51518693635433" table:style-name="ce5">
            <text:p>815</text:p>
          </table:table-cell>
          <table:table-cell office:value-type="string" table:style-name="ce6">
            <text:p>-</text:p>
          </table:table-cell>
          <table:table-cell office:value-type="float" office:value="184.39708920902251" table:style-name="ce5">
            <text:p>184</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998.91227614537684" table:style-name="ce5">
            <text:p>999</text:p>
          </table:table-cell>
          <table:table-cell office:value-type="string" table:style-name="ce6">
            <text:p>-</text:p>
          </table:table-cell>
          <table:table-cell office:value-type="string" table:style-name="ce6">
            <text:p>-</text:p>
          </table:table-cell>
          <table:table-cell office:value-type="float" office:value="65477.961996145583" table:style-name="ce5">
            <text:p>65,478</text:p>
          </table:table-cell>
          <table:table-cell office:value-type="float" office:value="192470044.31000009" table:style-name="ce5">
            <text:p>192,470,044</text:p>
          </table:table-cell>
          <table:table-cell office:value-type="float" office:value="28994224.620000001" table:style-name="ce5">
            <text:p>28,994,225</text:p>
          </table:table-cell>
          <table:table-cell office:value-type="float" office:value="1226135.27" table:style-name="ce5">
            <text:p>1,226,135</text:p>
          </table:table-cell>
          <table:table-cell office:value-type="float" office:value="11783272.299999999" table:style-name="ce5">
            <text:p>11,783,272</text:p>
          </table:table-cell>
          <table:table-cell office:value-type="float" office:value="63796480.309999995" table:style-name="ce5">
            <text:p>63,796,480</text:p>
          </table:table-cell>
          <table:table-cell office:value-type="float" office:value="33056708.030000001" table:style-name="ce5">
            <text:p>33,056,708</text:p>
          </table:table-cell>
          <table:table-cell office:value-type="float" office:value="331326864.84000015" table:style-name="ce5">
            <text:p>331,326,865</text:p>
          </table:table-cell>
          <table:table-cell office:value-type="float" office:value="5715655.0000000009" table:style-name="ce7">
            <text:p>5,715,655</text:p>
          </table:table-cell>
          <table:table-cell office:value-type="float" office:value="231430.39999999999" table:style-name="ce7">
            <text:p>231,430</text:p>
          </table:table-cell>
          <table:table-cell office:value-type="float" office:value="5947085.4000000013" table:style-name="ce7">
            <text:p>5,947,085</text:p>
          </table:table-cell>
          <table:table-cell office:value-type="float" office:value="337273950.24000013" table:style-name="ce7">
            <text:p>337,273,950</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The Office of the Public Guardian</text:p>
          </table:table-cell>
          <table:table-cell office:value-type="string" table:style-name="ce5">
            <text:p>Executive Agency</text:p>
          </table:table-cell>
          <table:table-cell office:value-type="string" table:style-name="ce5">
            <text:p>Ministry of Justice</text:p>
          </table:table-cell>
          <table:table-cell office:value-type="float" office:value="1077" table:style-name="ce5">
            <text:p>1,077</text:p>
          </table:table-cell>
          <table:table-cell office:value-type="float" office:value="969.88924999999767" table:style-name="ce5">
            <text:p>970</text:p>
          </table:table-cell>
          <table:table-cell office:value-type="float" office:value="480" table:style-name="ce5">
            <text:p>480</text:p>
          </table:table-cell>
          <table:table-cell office:value-type="float" office:value="459.14622000000014" table:style-name="ce5">
            <text:p>459</text:p>
          </table:table-cell>
          <table:table-cell office:value-type="float" office:value="198" table:style-name="ce5">
            <text:p>198</text:p>
          </table:table-cell>
          <table:table-cell office:value-type="float" office:value="188.47920999999999" table:style-name="ce5">
            <text:p>188</text:p>
          </table:table-cell>
          <table:table-cell office:value-type="float" office:value="53" table:style-name="ce5">
            <text:p>53</text:p>
          </table:table-cell>
          <table:table-cell office:value-type="float" office:value="52.040519999999994" table:style-name="ce5">
            <text:p>52</text:p>
          </table:table-cell>
          <table:table-cell office:value-type="float" office:value="3" table:style-name="ce5">
            <text:p>3</text:p>
          </table:table-cell>
          <table:table-cell office:value-type="float" office:value="3" table:style-name="ce5">
            <text:p>3</text:p>
          </table:table-cell>
          <table:table-cell office:value-type="float" office:value="0" table:style-name="ce5">
            <text:p>0</text:p>
          </table:table-cell>
          <table:table-cell office:value-type="float" office:value="0" table:style-name="ce5">
            <text:p>0</text:p>
          </table:table-cell>
          <table:table-cell office:value-type="float" office:value="1811" table:style-name="ce5">
            <text:p>1,811</text:p>
          </table:table-cell>
          <table:table-cell office:value-type="float" office:value="1672.5551999999977" table:style-name="ce5">
            <text:p>1,673</text:p>
          </table:table-cell>
          <table:table-cell office:value-type="string" table:style-name="ce6">
            <text:p>-</text:p>
          </table:table-cell>
          <table:table-cell office:value-type="float" office:value="243.3" table:style-name="ce5">
            <text:p>24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43.3" table:style-name="ce5">
            <text:p>243</text:p>
          </table:table-cell>
          <table:table-cell office:value-type="string" table:style-name="ce6">
            <text:p>-</text:p>
          </table:table-cell>
          <table:table-cell office:value-type="string" table:style-name="ce6">
            <text:p>-</text:p>
          </table:table-cell>
          <table:table-cell office:value-type="float" office:value="1915.8551999999977" table:style-name="ce5">
            <text:p>1,916</text:p>
          </table:table-cell>
          <table:table-cell office:value-type="float" office:value="3901503.5500000003" table:style-name="ce5">
            <text:p>3,901,504</text:p>
          </table:table-cell>
          <table:table-cell office:value-type="float" office:value="61602.439999999995" table:style-name="ce5">
            <text:p>61,602</text:p>
          </table:table-cell>
          <table:table-cell office:value-type="float" office:value="174781.26" table:style-name="ce5">
            <text:p>174,781</text:p>
          </table:table-cell>
          <table:table-cell office:value-type="float" office:value="281931.44" table:style-name="ce5">
            <text:p>281,931</text:p>
          </table:table-cell>
          <table:table-cell office:value-type="float" office:value="1097202.67" table:style-name="ce5">
            <text:p>1,097,203</text:p>
          </table:table-cell>
          <table:table-cell office:value-type="float" office:value="544029.15" table:style-name="ce5">
            <text:p>544,029</text:p>
          </table:table-cell>
          <table:table-cell office:value-type="float" office:value="6061050.5100000007" table:style-name="ce5">
            <text:p>6,061,051</text:p>
          </table:table-cell>
          <table:table-cell office:value-type="float" office:value="824950.53" table:style-name="ce7">
            <text:p>824,951</text:p>
          </table:table-cell>
          <table:table-cell office:value-type="float" office:value="0" table:style-name="ce7">
            <text:p>0</text:p>
          </table:table-cell>
          <table:table-cell office:value-type="float" office:value="824950.53" table:style-name="ce7">
            <text:p>824,951</text:p>
          </table:table-cell>
          <table:table-cell office:value-type="float" office:value="6886001.040000001" table:style-name="ce7">
            <text:p>6,886,001</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Children and Family Court Advisory and Support Servic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231" table:style-name="ce5">
            <text:p>2,231</text:p>
          </table:table-cell>
          <table:table-cell office:value-type="float" office:value="2013.1586936936899" table:style-name="ce5">
            <text:p>2,013</text:p>
          </table:table-cell>
          <table:table-cell office:value-type="float" office:value="2231" table:style-name="ce5">
            <text:p>2,231</text:p>
          </table:table-cell>
          <table:table-cell office:value-type="float" office:value="2013.1586936936899" table:style-name="ce5">
            <text:p>2,013</text:p>
          </table:table-cell>
          <table:table-cell office:value-type="float" office:value="80" table:style-name="ce5">
            <text:p>80</text:p>
          </table:table-cell>
          <table:table-cell office:value-type="float" office:value="80" table:style-name="ce5">
            <text:p>8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81" table:style-name="ce5">
            <text:p>81</text:p>
          </table:table-cell>
          <table:table-cell office:value-type="float" office:value="81" table:style-name="ce5">
            <text:p>81</text:p>
          </table:table-cell>
          <table:table-cell office:value-type="string" table:style-name="ce6">
            <text:p>-</text:p>
          </table:table-cell>
          <table:table-cell office:value-type="float" office:value="2312" table:style-name="ce5">
            <text:p>2,312</text:p>
          </table:table-cell>
          <table:table-cell office:value-type="float" office:value="2094.1586936936901" table:style-name="ce5">
            <text:p>2,094</text:p>
          </table:table-cell>
          <table:table-cell office:value-type="float" office:value="10670546.819999993" table:style-name="ce5">
            <text:p>10,670,547</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0670546.819999993" table:style-name="ce5">
            <text:p>10,670,547</text:p>
          </table:table-cell>
          <table:table-cell office:value-type="float" office:value="672957.78" table:style-name="ce7">
            <text:p>672,958</text:p>
          </table:table-cell>
          <table:table-cell office:value-type="float" office:value="0" table:style-name="ce7">
            <text:p>0</text:p>
          </table:table-cell>
          <table:table-cell office:value-type="float" office:value="672957.78" table:style-name="ce7">
            <text:p>672,958</text:p>
          </table:table-cell>
          <table:table-cell office:value-type="float" office:value="11343504.599999992" table:style-name="ce7">
            <text:p>11,343,505</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Criminal Cases Review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24" table:style-name="ce5">
            <text:p>124</text:p>
          </table:table-cell>
          <table:table-cell office:value-type="float" office:value="116.46" table:style-name="ce5">
            <text:p>116</text:p>
          </table:table-cell>
          <table:table-cell office:value-type="float" office:value="124" table:style-name="ce5">
            <text:p>124</text:p>
          </table:table-cell>
          <table:table-cell office:value-type="float" office:value="116.46" table:style-name="ce5">
            <text:p>116</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124" table:style-name="ce5">
            <text:p>124</text:p>
          </table:table-cell>
          <table:table-cell office:value-type="float" office:value="116.46" table:style-name="ce5">
            <text:p>116</text:p>
          </table:table-cell>
          <table:table-cell office:value-type="float" office:value="633900" table:style-name="ce5">
            <text:p>633,900</text:p>
          </table:table-cell>
          <table:table-cell office:value-type="float" office:value="0" table:style-name="ce5">
            <text:p>0</text:p>
          </table:table-cell>
          <table:table-cell office:value-type="float" office:value="9072" table:style-name="ce5">
            <text:p>9,072</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642972" table:style-name="ce5">
            <text:p>642,972</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642972" table:style-name="ce7">
            <text:p>642,972</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Judicial Appointments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2.8" table:style-name="ce5">
            <text:p>3</text:p>
          </table:table-cell>
          <table:table-cell office:value-type="float" office:value="23" table:style-name="ce5">
            <text:p>23</text:p>
          </table:table-cell>
          <table:table-cell office:value-type="float" office:value="23" table:style-name="ce5">
            <text:p>23</text:p>
          </table:table-cell>
          <table:table-cell office:value-type="float" office:value="69" table:style-name="ce5">
            <text:p>69</text:p>
          </table:table-cell>
          <table:table-cell office:value-type="float" office:value="67.23" table:style-name="ce5">
            <text:p>67</text:p>
          </table:table-cell>
          <table:table-cell office:value-type="float" office:value="11" table:style-name="ce5">
            <text:p>11</text:p>
          </table:table-cell>
          <table:table-cell office:value-type="float" office:value="11" table:style-name="ce5">
            <text:p>1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0.4" table:style-name="ce5">
            <text:p>0</text:p>
          </table:table-cell>
          <table:table-cell office:value-type="float" office:value="108" table:style-name="ce5">
            <text:p>108</text:p>
          </table:table-cell>
          <table:table-cell office:value-type="float" office:value="105.43" table:style-name="ce5">
            <text:p>105</text:p>
          </table:table-cell>
          <table:table-cell office:value-type="float" office:value="3" table:style-name="ce5">
            <text:p>3</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 table:style-name="ce5">
            <text:p>3</text:p>
          </table:table-cell>
          <table:table-cell office:value-type="float" office:value="0" table:style-name="ce5">
            <text:p>0</text:p>
          </table:table-cell>
          <table:table-cell office:value-type="string" table:style-name="ce6">
            <text:p>-</text:p>
          </table:table-cell>
          <table:table-cell office:value-type="float" office:value="111" table:style-name="ce5">
            <text:p>111</text:p>
          </table:table-cell>
          <table:table-cell office:value-type="float" office:value="105.43" table:style-name="ce5">
            <text:p>105</text:p>
          </table:table-cell>
          <table:table-cell office:value-type="float" office:value="388824.5" table:style-name="ce5">
            <text:p>388,825</text:p>
          </table:table-cell>
          <table:table-cell office:value-type="float" office:value="6197.72" table:style-name="ce5">
            <text:p>6,198</text:p>
          </table:table-cell>
          <table:table-cell office:value-type="float" office:value="15772.91" table:style-name="ce5">
            <text:p>15,773</text:p>
          </table:table-cell>
          <table:table-cell office:value-type="float" office:value="399.67" table:style-name="ce5">
            <text:p>400</text:p>
          </table:table-cell>
          <table:table-cell office:value-type="float" office:value="101970.56" table:style-name="ce5">
            <text:p>101,971</text:p>
          </table:table-cell>
          <table:table-cell office:value-type="float" office:value="54581.38" table:style-name="ce5">
            <text:p>54,581</text:p>
          </table:table-cell>
          <table:table-cell office:value-type="float" office:value="567746.73999999987" table:style-name="ce5">
            <text:p>567,747</text:p>
          </table:table-cell>
          <table:table-cell office:value-type="float" office:value="19888.089999999997" table:style-name="ce7">
            <text:p>19,888</text:p>
          </table:table-cell>
          <table:table-cell office:value-type="float" office:value="1512" table:style-name="ce7">
            <text:p>1,512</text:p>
          </table:table-cell>
          <table:table-cell office:value-type="float" office:value="21400.089999999997" table:style-name="ce7">
            <text:p>21,400</text:p>
          </table:table-cell>
          <table:table-cell office:value-type="float" office:value="589146.82999999984" table:style-name="ce7">
            <text:p>589,147</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Legal Services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46" table:style-name="ce5">
            <text:p>46</text:p>
          </table:table-cell>
          <table:table-cell office:value-type="float" office:value="41.62" table:style-name="ce5">
            <text:p>42</text:p>
          </table:table-cell>
          <table:table-cell office:value-type="float" office:value="46" table:style-name="ce5">
            <text:p>46</text:p>
          </table:table-cell>
          <table:table-cell office:value-type="float" office:value="41.62" table:style-name="ce5">
            <text:p>42</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46" table:style-name="ce5">
            <text:p>46</text:p>
          </table:table-cell>
          <table:table-cell office:value-type="float" office:value="41.62" table:style-name="ce5">
            <text:p>42</text:p>
          </table:table-cell>
          <table:table-cell office:value-type="float" office:value="361029.97757883486" table:style-name="ce5">
            <text:p>361,03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61029.97757883486" table:style-name="ce5">
            <text:p>361,03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61029.97757883486" table:style-name="ce7">
            <text:p>361,030</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Parole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17" table:style-name="ce5">
            <text:p>17</text:p>
          </table:table-cell>
          <table:table-cell office:value-type="float" office:value="15.6" table:style-name="ce5">
            <text:p>16</text:p>
          </table:table-cell>
          <table:table-cell office:value-type="float" office:value="148" table:style-name="ce5">
            <text:p>148</text:p>
          </table:table-cell>
          <table:table-cell office:value-type="float" office:value="143" table:style-name="ce5">
            <text:p>143</text:p>
          </table:table-cell>
          <table:table-cell office:value-type="float" office:value="61" table:style-name="ce5">
            <text:p>61</text:p>
          </table:table-cell>
          <table:table-cell office:value-type="float" office:value="60.2" table:style-name="ce5">
            <text:p>60</text:p>
          </table:table-cell>
          <table:table-cell office:value-type="float" office:value="13" table:style-name="ce5">
            <text:p>13</text:p>
          </table:table-cell>
          <table:table-cell office:value-type="float" office:value="12.2" table:style-name="ce5">
            <text:p>12</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241" table:style-name="ce5">
            <text:p>241</text:p>
          </table:table-cell>
          <table:table-cell office:value-type="float" office:value="233" table:style-name="ce5">
            <text:p>233</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241" table:style-name="ce5">
            <text:p>241</text:p>
          </table:table-cell>
          <table:table-cell office:value-type="float" office:value="233" table:style-name="ce5">
            <text:p>233</text:p>
          </table:table-cell>
          <table:table-cell office:value-type="float" office:value="653939.90999999992" table:style-name="ce5">
            <text:p>653,940</text:p>
          </table:table-cell>
          <table:table-cell office:value-type="float" office:value="2818.6099999999997" table:style-name="ce5">
            <text:p>2,819</text:p>
          </table:table-cell>
          <table:table-cell office:value-type="float" office:value="2725.4" table:style-name="ce5">
            <text:p>2,725</text:p>
          </table:table-cell>
          <table:table-cell office:value-type="float" office:value="4841.7199999999993" table:style-name="ce5">
            <text:p>4,842</text:p>
          </table:table-cell>
          <table:table-cell office:value-type="float" office:value="171283.06" table:style-name="ce5">
            <text:p>171,283</text:p>
          </table:table-cell>
          <table:table-cell office:value-type="float" office:value="88735.14" table:style-name="ce5">
            <text:p>88,735</text:p>
          </table:table-cell>
          <table:table-cell office:value-type="float" office:value="924343.84" table:style-name="ce5">
            <text:p>924,344</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924343.84" table:style-name="ce7">
            <text:p>924,344</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Youth Justice Board for England and Wal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3" table:style-name="ce5">
            <text:p>3</text:p>
          </table:table-cell>
          <table:table-cell office:value-type="float" office:value="15" table:style-name="ce5">
            <text:p>15</text:p>
          </table:table-cell>
          <table:table-cell office:value-type="float" office:value="14.1" table:style-name="ce5">
            <text:p>14</text:p>
          </table:table-cell>
          <table:table-cell office:value-type="float" office:value="46" table:style-name="ce5">
            <text:p>46</text:p>
          </table:table-cell>
          <table:table-cell office:value-type="float" office:value="44.96" table:style-name="ce5">
            <text:p>45</text:p>
          </table:table-cell>
          <table:table-cell office:value-type="float" office:value="27" table:style-name="ce5">
            <text:p>27</text:p>
          </table:table-cell>
          <table:table-cell office:value-type="float" office:value="26.9" table:style-name="ce5">
            <text:p>27</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93" table:style-name="ce5">
            <text:p>93</text:p>
          </table:table-cell>
          <table:table-cell office:value-type="float" office:value="90.960000000000008" table:style-name="ce5">
            <text:p>9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93" table:style-name="ce5">
            <text:p>93</text:p>
          </table:table-cell>
          <table:table-cell office:value-type="float" office:value="90.960000000000008" table:style-name="ce5">
            <text:p>91</text:p>
          </table:table-cell>
          <table:table-cell office:value-type="float" office:value="384200.7" table:style-name="ce5">
            <text:p>384,201</text:p>
          </table:table-cell>
          <table:table-cell office:value-type="float" office:value="4219.25" table:style-name="ce5">
            <text:p>4,219</text:p>
          </table:table-cell>
          <table:table-cell office:value-type="float" office:value="9683.4" table:style-name="ce5">
            <text:p>9,683</text:p>
          </table:table-cell>
          <table:table-cell office:value-type="float" office:value="0" table:style-name="ce5">
            <text:p>0</text:p>
          </table:table-cell>
          <table:table-cell office:value-type="float" office:value="109838.20999999999" table:style-name="ce5">
            <text:p>109,838</text:p>
          </table:table-cell>
          <table:table-cell office:value-type="float" office:value="54386.46" table:style-name="ce5">
            <text:p>54,386</text:p>
          </table:table-cell>
          <table:table-cell office:value-type="float" office:value="562328.02" table:style-name="ce5">
            <text:p>562,32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62328.02" table:style-name="ce7">
            <text:p>562,328</text:p>
          </table:table-cell>
          <table:table-cell table:number-columns-repeated="16343"/>
        </table:table-row>
        <table:table-row table:style-name="ro2">
          <table:table-cell office:value-type="float" office:value="2025" table:style-name="ce4">
            <text:p>2025</text:p>
          </table:table-cell>
          <table:table-cell office:value-type="string" table:style-name="ce5">
            <text:p>July</text:p>
          </table:table-cell>
          <table:table-cell office:value-type="string" table:style-name="ce5">
            <text:p>Independent Monitoring Authority for the Citizens’ Rights Agreement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7" table:style-name="ce5">
            <text:p>7</text:p>
          </table:table-cell>
          <table:table-cell office:value-type="float" office:value="6.2" table:style-name="ce5">
            <text:p>6</text:p>
          </table:table-cell>
          <table:table-cell office:value-type="float" office:value="8" table:style-name="ce5">
            <text:p>8</text:p>
          </table:table-cell>
          <table:table-cell office:value-type="float" office:value="7.65" table:style-name="ce5">
            <text:p>8</text:p>
          </table:table-cell>
          <table:table-cell office:value-type="float" office:value="22" table:style-name="ce5">
            <text:p>22</text:p>
          </table:table-cell>
          <table:table-cell office:value-type="float" office:value="21.09" table:style-name="ce5">
            <text:p>21</text:p>
          </table:table-cell>
          <table:table-cell office:value-type="float" office:value="21" table:style-name="ce5">
            <text:p>21</text:p>
          </table:table-cell>
          <table:table-cell office:value-type="float" office:value="20.22" table:style-name="ce5">
            <text:p>20</text:p>
          </table:table-cell>
          <table:table-cell office:value-type="float" office:value="4" table:style-name="ce5">
            <text:p>4</text:p>
          </table:table-cell>
          <table:table-cell office:value-type="float" office:value="4" table:style-name="ce5">
            <text:p>4</text:p>
          </table:table-cell>
          <table:table-cell office:value-type="float" office:value="6" table:style-name="ce5">
            <text:p>6</text:p>
          </table:table-cell>
          <table:table-cell office:value-type="float" office:value="0" table:style-name="ce5">
            <text:p>0</text:p>
          </table:table-cell>
          <table:table-cell office:value-type="float" office:value="68" table:style-name="ce5">
            <text:p>68</text:p>
          </table:table-cell>
          <table:table-cell office:value-type="float" office:value="59.16" table:style-name="ce5">
            <text:p>59</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68" table:style-name="ce5">
            <text:p>68</text:p>
          </table:table-cell>
          <table:table-cell office:value-type="float" office:value="59.16" table:style-name="ce5">
            <text:p>59</text:p>
          </table:table-cell>
          <table:table-cell office:value-type="float" office:value="232711.71000000002" table:style-name="ce5">
            <text:p>232,712</text:p>
          </table:table-cell>
          <table:table-cell office:value-type="float" office:value="7912.76" table:style-name="ce5">
            <text:p>7,913</text:p>
          </table:table-cell>
          <table:table-cell office:value-type="float" office:value="3173.55" table:style-name="ce5">
            <text:p>3,174</text:p>
          </table:table-cell>
          <table:table-cell office:value-type="float" office:value="0" table:style-name="ce5">
            <text:p>0</text:p>
          </table:table-cell>
          <table:table-cell office:value-type="float" office:value="68954.790000000008" table:style-name="ce5">
            <text:p>68,955</text:p>
          </table:table-cell>
          <table:table-cell office:value-type="float" office:value="32998.149999999994" table:style-name="ce5">
            <text:p>32,998</text:p>
          </table:table-cell>
          <table:table-cell office:value-type="float" office:value="345750.96000000008" table:style-name="ce5">
            <text:p>345,75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45750.96000000008" table:style-name="ce7">
            <text:p>345,751</text:p>
          </table:table-cell>
          <table:table-cell table:number-columns-repeated="16343"/>
        </table:table-row>
        <table:table-row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4">
            <text:p><text:s/>- Only FTE figures have been provided for the core business groups, as these are the only figures available in our management accounts system. As such, headcount figures are not available for this group.</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table:style-name="ce1"/>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1"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04854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meta:initial-creator>Hartley, Robert</meta:initial-creator>
    <dc:creator>Sharma, Nikhil</dc:creator>
    <meta:creation-date>2022-09-30T10:29:42Z</meta:creation-date>
    <dc:date>2025-12-19T14:21:59Z</dc:date>
    <meta:user-defined meta:name="SV_QUERY_LIST_4F35BF76-6C0D-4D9B-82B2-816C12CF3733">empty_477D106A-C0D6-4607-AEBD-E2C9D60EA279</meta:user-defined>
    <meta:user-defined meta:name="SV_HIDDEN_GRID_QUERY_LIST_4F35BF76-6C0D-4D9B-82B2-816C12CF3733">empty_477D106A-C0D6-4607-AEBD-E2C9D60EA279</meta:user-defined>
  </office:meta>
</office:document-meta>
</file>